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0.249cm" fo:margin-right="0.242cm" fo:margin-top="0.005cm" fo:margin-bottom="0cm" style:contextual-spacing="false" fo:text-indent="0.997cm" style:auto-text-indent="false">
        <style:tab-stops>
          <style:tab-stop style:position="1.782cm"/>
          <style:tab-stop style:position="5.145cm"/>
          <style:tab-stop style:position="6.98cm"/>
          <style:tab-stop style:position="9.403cm"/>
          <style:tab-stop style:position="11.889cm"/>
          <style:tab-stop style:position="13.668cm"/>
          <style:tab-stop style:position="14.797cm"/>
          <style:tab-stop style:position="17.057cm"/>
        </style:tab-stops>
      </style:paragraph-properties>
    </style:style>
    <style:style style:name="P2" style:family="paragraph" style:parent-style-name="List_20_Paragraph" style:list-style-name="WWNum2">
      <style:paragraph-properties fo:margin-left="1.782cm" fo:margin-right="0cm" fo:margin-top="0.002cm" fo:margin-bottom="0cm" style:contextual-spacing="false" fo:line-height="0.566cm" fo:text-indent="-0.536cm" style:auto-text-indent="false">
        <style:tab-stops>
          <style:tab-stop style:position="1.782cm"/>
        </style:tab-stops>
      </style:paragraph-properties>
    </style:style>
    <style:style style:name="P3" style:family="paragraph" style:parent-style-name="List_20_Paragraph" style:list-style-name="WWNum1">
      <style:paragraph-properties fo:margin-left="1.782cm" fo:margin-right="0cm" fo:margin-top="0.005cm" fo:margin-bottom="0cm" style:contextual-spacing="false" fo:line-height="0.566cm" fo:text-indent="-0.536cm" style:auto-text-indent="false">
        <style:tab-stops>
          <style:tab-stop style:position="1.782cm"/>
        </style:tab-stops>
      </style:paragraph-properties>
    </style:style>
    <style:style style:name="P4" style:family="paragraph" style:parent-style-name="List_20_Paragraph" style:list-style-name="WWNum1">
      <style:paragraph-properties fo:margin-left="1.782cm" fo:margin-right="0cm" fo:line-height="0.566cm" fo:text-indent="-0.536cm" style:auto-text-indent="false">
        <style:tab-stops>
          <style:tab-stop style:position="1.782cm"/>
        </style:tab-stops>
      </style:paragraph-properties>
    </style:style>
    <style:style style:name="P5" style:family="paragraph" style:parent-style-name="List_20_Paragraph" style:list-style-name="WWNum2">
      <style:paragraph-properties fo:margin-left="1.245cm" fo:margin-right="5.061cm" fo:text-indent="0cm" style:auto-text-indent="false">
        <style:tab-stops>
          <style:tab-stop style:position="1.782cm"/>
        </style:tab-stops>
      </style:paragraph-properties>
    </style:style>
    <style:style style:name="P6" style:family="paragraph" style:parent-style-name="List_20_Paragraph" style:list-style-name="WWNum2">
      <style:paragraph-properties fo:margin-left="0.249cm" fo:margin-right="0.252cm" fo:text-indent="0.997cm" style:auto-text-indent="false">
        <style:tab-stops>
          <style:tab-stop style:position="1.782cm"/>
        </style:tab-stops>
      </style:paragraph-properties>
    </style:style>
    <style:style style:name="P7" style:family="paragraph" style:parent-style-name="List_20_Paragraph" style:list-style-name="WWNum2">
      <style:paragraph-properties fo:margin-left="0.249cm" fo:margin-right="0.247cm" fo:text-indent="0.997cm" style:auto-text-indent="false">
        <style:tab-stops>
          <style:tab-stop style:position="1.782cm"/>
        </style:tab-stops>
      </style:paragraph-properties>
    </style:style>
    <style:style style:name="P8" style:family="paragraph" style:parent-style-name="List_20_Paragraph" style:list-style-name="WWNum2">
      <style:paragraph-properties fo:margin-left="0.249cm" fo:margin-right="0.245cm" fo:text-indent="0.997cm" style:auto-text-indent="false">
        <style:tab-stops>
          <style:tab-stop style:position="1.782cm"/>
        </style:tab-stops>
      </style:paragraph-properties>
    </style:style>
    <style:style style:name="P9" style:family="paragraph" style:parent-style-name="List_20_Paragraph" style:list-style-name="WWNum2">
      <style:paragraph-properties fo:margin-left="0.249cm" fo:margin-right="0.256cm" fo:text-indent="0.997cm" style:auto-text-indent="false">
        <style:tab-stops>
          <style:tab-stop style:position="1.782cm"/>
        </style:tab-stops>
      </style:paragraph-properties>
    </style:style>
    <style:style style:name="P10" style:family="paragraph" style:parent-style-name="List_20_Paragraph" style:list-style-name="WWNum2">
      <style:paragraph-properties fo:margin-left="0.249cm" fo:margin-right="0.229cm" fo:text-indent="0.997cm" style:auto-text-indent="false">
        <style:tab-stops>
          <style:tab-stop style:position="1.782cm"/>
        </style:tab-stops>
      </style:paragraph-properties>
    </style:style>
    <style:style style:name="P11" style:family="paragraph" style:parent-style-name="List_20_Paragraph" style:list-style-name="WWNum2">
      <style:paragraph-properties fo:margin-left="0.249cm" fo:margin-right="0.236cm" fo:text-indent="0.997cm" style:auto-text-indent="false">
        <style:tab-stops>
          <style:tab-stop style:position="1.782cm"/>
        </style:tab-stops>
      </style:paragraph-properties>
    </style:style>
    <style:style style:name="P12" style:family="paragraph" style:parent-style-name="List_20_Paragraph" style:list-style-name="WWNum2">
      <style:paragraph-properties fo:margin-left="0.249cm" fo:margin-right="0.249cm" fo:line-height="100%" fo:text-indent="0.997cm" style:auto-text-indent="false">
        <style:tab-stops>
          <style:tab-stop style:position="1.782cm"/>
        </style:tab-stops>
      </style:paragraph-properties>
    </style:style>
    <style:style style:name="P13" style:family="paragraph" style:parent-style-name="List_20_Paragraph" style:list-style-name="WWNum2">
      <style:paragraph-properties fo:margin-left="0.249cm" fo:margin-right="0.243cm" fo:text-indent="0.997cm" style:auto-text-indent="false">
        <style:tab-stops>
          <style:tab-stop style:position="2.028cm"/>
        </style:tab-stops>
      </style:paragraph-properties>
    </style:style>
    <style:style style:name="P14" style:family="paragraph" style:parent-style-name="List_20_Paragraph" style:list-style-name="WWNum2">
      <style:paragraph-properties fo:margin-left="0.249cm" fo:margin-right="0.252cm" fo:text-indent="0.997cm" style:auto-text-indent="false">
        <style:tab-stops>
          <style:tab-stop style:position="2.028cm"/>
        </style:tab-stops>
      </style:paragraph-properties>
    </style:style>
    <style:style style:name="P15" style:family="paragraph" style:parent-style-name="List_20_Paragraph" style:list-style-name="WWNum2" style:master-page-name="Converted1">
      <style:paragraph-properties fo:margin-left="0.249cm" fo:margin-right="0.249cm" fo:margin-top="0.122cm" fo:margin-bottom="0cm" style:contextual-spacing="false" fo:text-indent="0.997cm" style:auto-text-indent="false" style:page-number="auto">
        <style:tab-stops>
          <style:tab-stop style:position="2.028cm"/>
        </style:tab-stops>
      </style:paragraph-properties>
    </style:style>
    <style:style style:name="P16" style:family="paragraph" style:parent-style-name="List_20_Paragraph" style:list-style-name="WWNum2">
      <style:paragraph-properties fo:margin-left="0.249cm" fo:margin-right="0.254cm" fo:text-indent="0.997cm" style:auto-text-indent="false">
        <style:tab-stops>
          <style:tab-stop style:position="2.028cm"/>
        </style:tab-stops>
      </style:paragraph-properties>
    </style:style>
    <style:style style:name="P17" style:family="paragraph" style:parent-style-name="List_20_Paragraph" style:list-style-name="WWNum2">
      <style:paragraph-properties fo:margin-left="0.249cm" fo:margin-right="0.228cm" fo:text-indent="0.997cm" style:auto-text-indent="false">
        <style:tab-stops>
          <style:tab-stop style:position="2.028cm"/>
        </style:tab-stops>
      </style:paragraph-properties>
    </style:style>
    <style:style style:name="P18" style:family="paragraph" style:parent-style-name="List_20_Paragraph" style:list-style-name="WWNum2">
      <style:paragraph-properties fo:margin-left="0.249cm" fo:margin-right="0.245cm" fo:text-indent="0.997cm" style:auto-text-indent="false">
        <style:tab-stops>
          <style:tab-stop style:position="2.028cm"/>
        </style:tab-stops>
      </style:paragraph-properties>
    </style:style>
    <style:style style:name="P19" style:family="paragraph" style:parent-style-name="List_20_Paragraph" style:list-style-name="WWNum1">
      <style:paragraph-properties fo:margin-left="0.249cm" fo:margin-right="0.233cm" fo:margin-top="0.005cm" fo:margin-bottom="0cm" style:contextual-spacing="false" fo:text-indent="0.997cm" style:auto-text-indent="false">
        <style:tab-stops>
          <style:tab-stop style:position="1.79cm"/>
        </style:tab-stops>
      </style:paragraph-properties>
    </style:style>
    <style:style style:name="P20" style:family="paragraph" style:parent-style-name="List_20_Paragraph" style:list-style-name="WWNum1">
      <style:paragraph-properties fo:margin-left="1.782cm" fo:margin-right="0cm" fo:line-height="0.561cm" fo:text-indent="-0.536cm" style:auto-text-indent="false">
        <style:tab-stops>
          <style:tab-stop style:position="1.782cm"/>
        </style:tab-stops>
      </style:paragraph-properties>
    </style:style>
    <style:style style:name="P21" style:family="paragraph" style:parent-style-name="List_20_Paragraph" style:list-style-name="WWNum1">
      <style:paragraph-properties fo:margin-left="0.249cm" fo:margin-right="0.252cm" fo:margin-top="0.005cm" fo:margin-bottom="0cm" style:contextual-spacing="false" fo:text-indent="0.997cm" style:auto-text-indent="false">
        <style:tab-stops>
          <style:tab-stop style:position="1.817cm"/>
        </style:tab-stops>
      </style:paragraph-properties>
    </style:style>
    <style:style style:name="P22" style:family="paragraph" style:parent-style-name="List_20_Paragraph" style:list-style-name="WWNum1">
      <style:paragraph-properties fo:margin-left="0.249cm" fo:margin-right="0.228cm" fo:text-indent="0.997cm" style:auto-text-indent="false">
        <style:tab-stops>
          <style:tab-stop style:position="1.949cm"/>
        </style:tab-stops>
      </style:paragraph-properties>
    </style:style>
    <style:style style:name="P23" style:family="paragraph" style:parent-style-name="Standard" style:master-page-name="Standard">
      <style:paragraph-properties fo:margin-left="3.911cm" fo:margin-right="1.813cm" fo:margin-top="0.122cm" fo:margin-bottom="0cm" style:contextual-spacing="false" fo:text-indent="-1.279cm" style:auto-text-indent="false" style:page-number="auto"/>
    </style:style>
    <style:style style:name="P24" style:family="paragraph" style:parent-style-name="Standard">
      <style:paragraph-properties fo:margin-left="0.249cm" fo:text-align="justify" style:justify-single-word="false">
        <style:tab-stops>
          <style:tab-stop style:position="11.984cm"/>
        </style:tab-stops>
      </style:paragraph-properties>
    </style:style>
    <style:style style:name="P25" style:family="paragraph" style:parent-style-name="Text_20_body">
      <style:paragraph-properties fo:margin-left="0.249cm" fo:margin-right="0.231cm" fo:margin-top="0.566cm" fo:margin-bottom="0cm" style:contextual-spacing="false" fo:text-indent="0.997cm" style:auto-text-indent="false"/>
    </style:style>
    <style:style style:name="P26" style:family="paragraph" style:parent-style-name="Text_20_body">
      <style:paragraph-properties fo:margin-left="0.249cm" fo:margin-right="0.231cm" fo:text-indent="0.997cm" style:auto-text-indent="false"/>
    </style:style>
    <style:style style:name="P27" style:family="paragraph" style:parent-style-name="Text_20_body">
      <style:paragraph-properties fo:margin-left="0.249cm" fo:margin-right="0.238cm" fo:text-indent="0.997cm" style:auto-text-indent="false"/>
    </style:style>
    <style:style style:name="P28" style:family="paragraph" style:parent-style-name="Text_20_body">
      <style:paragraph-properties fo:margin-left="0.249cm" fo:margin-right="0.228cm" fo:margin-top="0.002cm" fo:margin-bottom="0cm" style:contextual-spacing="false" fo:text-indent="0.997cm" style:auto-text-indent="false"/>
    </style:style>
    <style:style style:name="P29" style:family="paragraph" style:parent-style-name="Text_20_body">
      <style:paragraph-properties fo:margin-left="0.249cm" fo:margin-right="0.229cm" fo:text-indent="0.997cm" style:auto-text-indent="false"/>
    </style:style>
    <style:style style:name="P30" style:family="paragraph" style:parent-style-name="Text_20_body">
      <style:paragraph-properties fo:margin-left="0.249cm" fo:margin-right="0.236cm" fo:margin-top="0.004cm" fo:margin-bottom="0cm" style:contextual-spacing="false" fo:text-indent="0.997cm" style:auto-text-indent="false"/>
    </style:style>
    <style:style style:name="P31" style:family="paragraph" style:parent-style-name="Text_20_body">
      <style:paragraph-properties fo:margin-left="0.249cm" fo:margin-right="0.235cm" fo:text-indent="0.997cm" style:auto-text-indent="false"/>
    </style:style>
    <style:style style:name="P32" style:family="paragraph" style:parent-style-name="Text_20_body">
      <style:paragraph-properties fo:margin-left="1.245cm" fo:line-height="0.563cm" fo:text-indent="0cm" style:auto-text-indent="false"/>
    </style:style>
    <style:style style:name="P33" style:family="paragraph" style:parent-style-name="Text_20_body">
      <style:paragraph-properties fo:margin-left="1.245cm" fo:line-height="0.566cm" fo:text-indent="0cm" style:auto-text-indent="false"/>
    </style:style>
    <style:style style:name="P34" style:family="paragraph" style:parent-style-name="Text_20_body">
      <style:paragraph-properties fo:margin-left="0.249cm" fo:margin-right="0.24cm" fo:text-indent="1.12cm" style:auto-text-indent="false"/>
    </style:style>
    <style:style style:name="P35" style:family="paragraph" style:parent-style-name="Text_20_body">
      <style:paragraph-properties fo:margin-left="0cm" fo:margin-top="0.564cm" fo:margin-bottom="0cm" style:contextual-spacing="false" fo:text-indent="0cm" style:auto-text-indent="fals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letter-spacing="-0.016cm" fo:font-weight="bold" style:font-size-asian="14pt" style:font-weight-asian="bold"/>
    </style:style>
    <style:style style:name="T3" style:family="text">
      <style:text-properties fo:font-size="14pt" fo:letter-spacing="-0.009cm" fo:font-weight="bold" style:font-size-asian="14pt" style:font-weight-asian="bold"/>
    </style:style>
    <style:style style:name="T4" style:family="text">
      <style:text-properties fo:font-size="14pt" fo:letter-spacing="-0.009cm" style:font-size-asian="14pt"/>
    </style:style>
    <style:style style:name="T5" style:family="text">
      <style:text-properties fo:font-size="14pt" fo:letter-spacing="-0.012cm" fo:font-weight="bold" style:font-size-asian="14pt" style:font-weight-asian="bold"/>
    </style:style>
    <style:style style:name="T6" style:family="text">
      <style:text-properties fo:font-size="14pt" fo:letter-spacing="-0.012cm" style:font-size-asian="14pt"/>
    </style:style>
    <style:style style:name="T7" style:family="text">
      <style:text-properties fo:font-size="14pt" fo:letter-spacing="-0.004cm" style:font-size-asian="14pt"/>
    </style:style>
    <style:style style:name="T8" style:family="text">
      <style:text-properties fo:font-size="14pt" fo:letter-spacing="-0.004cm" fo:font-weight="bold" style:font-size-asian="14pt" style:font-weight-asian="bold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fo:letter-spacing="-0.007cm" style:font-size-asian="14pt"/>
    </style:style>
    <style:style style:name="T11" style:family="text">
      <style:text-properties fo:font-size="14pt" fo:letter-spacing="-0.018cm" style:font-size-asian="14pt"/>
    </style:style>
    <style:style style:name="T12" style:family="text">
      <style:text-properties fo:font-size="14pt" fo:letter-spacing="-0.011cm" style:font-size-asian="14pt"/>
    </style:style>
    <style:style style:name="T13" style:family="text">
      <style:text-properties fo:font-size="14pt" fo:letter-spacing="0.005cm" style:font-size-asian="14pt"/>
    </style:style>
    <style:style style:name="T14" style:family="text">
      <style:text-properties fo:font-size="14pt" fo:language="ru" fo:country="RU" style:font-size-asian="14pt"/>
    </style:style>
    <style:style style:name="T15" style:family="text">
      <style:text-properties fo:font-size="14pt" fo:letter-spacing="-0.002cm" style:font-size-asian="14pt"/>
    </style:style>
    <style:style style:name="T16" style:family="text">
      <style:text-properties fo:font-size="14pt" fo:letter-spacing="-0.005cm" style:font-size-asian="14pt"/>
    </style:style>
    <style:style style:name="T17" style:family="text">
      <style:text-properties fo:font-size="14pt" fo:letter-spacing="-0.021cm" style:font-size-asian="14pt"/>
    </style:style>
    <style:style style:name="T18" style:family="text">
      <style:text-properties fo:font-size="14pt" fo:letter-spacing="-0.023cm" style:font-size-asian="14pt"/>
    </style:style>
    <style:style style:name="T19" style:family="text">
      <style:text-properties fo:font-size="14pt" fo:letter-spacing="-0.019cm" style:font-size-asian="14pt"/>
    </style:style>
    <style:style style:name="T20" style:family="text">
      <style:text-properties fo:font-size="14pt" fo:letter-spacing="-0.032cm" style:font-size-asian="14pt"/>
    </style:style>
    <style:style style:name="T21" style:family="text">
      <style:text-properties fo:font-size="14pt" fo:letter-spacing="-0.014cm" style:font-size-asian="14pt"/>
    </style:style>
    <style:style style:name="T22" style:family="text">
      <style:text-properties fo:font-size="14pt" fo:letter-spacing="-0.014cm" fo:font-weight="bold" style:font-size-asian="14pt" style:font-weight-asian="bold"/>
    </style:style>
    <style:style style:name="T23" style:family="text">
      <style:text-properties fo:font-size="14pt" fo:letter-spacing="-0.025cm" style:font-size-asian="14pt"/>
    </style:style>
    <style:style style:name="T24" style:family="text">
      <style:text-properties fo:font-size="14pt" fo:letter-spacing="0.118cm" style:font-size-asian="14pt"/>
    </style:style>
    <style:style style:name="T25" style:family="text">
      <style:text-properties style:text-position="super 58%"/>
    </style:style>
    <style:style style:name="T26" style:family="text">
      <style:text-properties fo:letter-spacing="-0.018cm"/>
    </style:style>
    <style:style style:name="T27" style:family="text">
      <style:text-properties fo:letter-spacing="-0.011cm"/>
    </style:style>
    <style:style style:name="T28" style:family="text">
      <style:text-properties fo:letter-spacing="-0.012cm"/>
    </style:style>
    <style:style style:name="T29" style:family="text">
      <style:text-properties fo:letter-spacing="-0.014cm"/>
    </style:style>
    <style:style style:name="T30" style:family="text">
      <style:text-properties fo:letter-spacing="-0.032cm"/>
    </style:style>
    <style:style style:name="T31" style:family="text">
      <style:text-properties fo:letter-spacing="0.071cm"/>
    </style:style>
    <style:style style:name="T32" style:family="text">
      <style:text-properties fo:letter-spacing="-0.021cm"/>
    </style:style>
    <style:style style:name="T33" style:family="text">
      <style:text-properties fo:letter-spacing="-0.023cm"/>
    </style:style>
    <style:style style:name="T34" style:family="text">
      <style:text-properties fo:letter-spacing="-0.019cm"/>
    </style:style>
    <style:style style:name="T35" style:family="text">
      <style:text-properties fo:letter-spacing="-0.025cm"/>
    </style:style>
    <style:style style:name="T36" style:family="text">
      <style:text-properties fo:letter-spacing="-0.016cm"/>
    </style:style>
    <style:style style:name="T37" style:family="text">
      <style:text-properties fo:letter-spacing="-0.002cm"/>
    </style:style>
    <style:style style:name="T38" style:family="text">
      <style:text-properties fo:letter-spacing="-0.004cm"/>
    </style:style>
    <style:style style:name="T39" style:family="text">
      <style:text-properties fo:letter-spacing="-0.005cm"/>
    </style:style>
    <style:style style:name="T40" style:family="text">
      <style:text-properties fo:letter-spacing="-0.007cm"/>
    </style:style>
    <style:style style:name="T41" style:family="text">
      <style:text-properties fo:letter-spacing="0.004cm"/>
    </style:style>
    <style:style style:name="T42" style:family="text">
      <style:text-properties fo:letter-spacing="-0.009cm"/>
    </style:style>
    <style:style style:name="T43" style:family="text">
      <style:text-properties fo:letter-spacing="0.002cm"/>
    </style:style>
    <style:style style:name="T44" style:family="text">
      <style:text-properties fo:letter-spacing="-0.03cm"/>
    </style:style>
    <style:style style:name="T45" style:family="text">
      <style:text-properties fo:letter-spacing="-0.028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3" loext:marker-style-name="T1"><text:span text:style-name="T1">ЗВІТ</text:span><text:span text:style-name="T2"> </text:span><text:span text:style-name="T1">СТАРОСТИ</text:span><text:span text:style-name="T3"> </text:span><text:span text:style-name="T1">ЛАНОВЕЦЬКОЇ</text:span><text:span text:style-name="T5"> </text:span><text:span text:style-name="T1">МІСЬКОЇ</text:span><text:span text:style-name="T5"> </text:span><text:span text:style-name="T1">РАДИ – СІЛ ЗАГІРЦІ, МИХАЙЛІВКА ЗА 2025 РІК</text:span></text:p>
        <text:p text:style-name="P25">Згідно із статтею 54<text:span text:style-name="T25">1</text:span> Закону України «Про місцеве самоврядування в Україні», Положенням про старосту Лановецької міської ради, затвердженим рішенням<text:span text:style-name="T26"> </text:span>міської<text:span text:style-name="T27"> </text:span>ради<text:span text:style-name="T28"> </text:span>від<text:span text:style-name="T26"> </text:span>18<text:span text:style-name="T29"> </text:span>грудня<text:span text:style-name="T27"> </text:span>2020<text:span text:style-name="T30"> </text:span>року<text:span text:style-name="T28"> </text:span>№<text:span text:style-name="T31"> </text:span>27,<text:span text:style-name="T29"> </text:span>звітую<text:span text:style-name="T32"> </text:span>про<text:span text:style-name="T28"> </text:span>свою<text:span text:style-name="T28"> </text:span>роботу<text:span text:style-name="T33"> </text:span>на посаді старости Лановецької міської ради – сіл Загірці, Михайлівка за 2025 рік.</text:p>
        <text:p text:style-name="P27">Виконання<text:span text:style-name="T34"> </text:span>своїх<text:span text:style-name="T33"> </text:span>повноважень<text:span text:style-name="T34"> </text:span>розпочав<text:span text:style-name="T35"> </text:span>04<text:span text:style-name="T33"> </text:span>грудня<text:span text:style-name="T34"> </text:span>2020<text:span text:style-name="T33"> </text:span>року<text:span text:style-name="T33"> </text:span>на<text:span text:style-name="T32"> </text:span>підставі рішення<text:span text:style-name="T28"> </text:span>міської<text:span text:style-name="T34"> </text:span>ради<text:span text:style-name="T33"> </text:span>від<text:span text:style-name="T34"> </text:span>03<text:span text:style-name="T36"> </text:span>грудня<text:span text:style-name="T28"> </text:span>2020<text:span text:style-name="T35"> </text:span>року<text:span text:style-name="T36"> </text:span>№<text:span text:style-name="T34"> </text:span>07<text:span text:style-name="T36"> </text:span>«Про<text:span text:style-name="T36"> </text:span>затвердження<text:span text:style-name="T32"> </text:span>старост». До складу старостинського округу належить два села – Загірці, Михайлівка, площа, яких складає 2 117<text:span text:style-name="T37"> </text:span>га. Загальна кількість населення 658 осіб<text:span text:style-name="T37"> </text:span>(за 2025 рік народилася 1 дитина, померло 17 осіб), домогосподарств – 325.</text:p>
        <text:p text:style-name="P32">На<text:span text:style-name="T27"> </text:span>території старостинського<text:span text:style-name="T38"> </text:span>округу<text:span text:style-name="T39"> </text:span>розташовані 3<text:span text:style-name="T39"> </text:span>бюджетні<text:span text:style-name="T37"> </text:span><text:span text:style-name="T38">установи:</text:span></text:p>
        <text:list text:style-name="WWNum2">
          <text:list-item>
            <text:p text:style-name="P1" loext:marker-style-name="T9"><text:span text:style-name="T7">Загірцівський</text:span><text:span text:style-name="T9"><text:tab/></text:span><text:span text:style-name="T7">заклад</text:span><text:span text:style-name="T9"><text:tab/></text:span><text:span text:style-name="T7">загальної</text:span><text:span text:style-name="T9"><text:tab/></text:span><text:span text:style-name="T7">середньої</text:span><text:span text:style-name="T9"><text:tab/></text:span><text:span text:style-name="T7">освіти</text:span><text:span text:style-name="T9"><text:tab/></text:span><text:span text:style-name="T10">І-ІІ</text:span><text:span text:style-name="T9"><text:tab/></text:span><text:span text:style-name="T7">ступенів</text:span><text:span text:style-name="T9"><text:tab/></text:span><text:span text:style-name="T11">з </text:span><text:span text:style-name="T9">дошкільним структурним підрозділом (45 учнів, 7 вихованців);</text:span></text:p>
          </text:list-item>
          <text:list-item>
            <text:p text:style-name="P2" loext:marker-style-name="T9"><text:span text:style-name="T9">Медичний</text:span><text:span text:style-name="T12"> </text:span><text:span text:style-name="T9">пункт</text:span><text:span text:style-name="T7"> </text:span><text:span text:style-name="T9">тимчасового</text:span><text:span text:style-name="T7"> </text:span><text:span text:style-name="T9">базування</text:span><text:span text:style-name="T6"> </text:span><text:span text:style-name="T9">с.</text:span><text:span text:style-name="T13"> </text:span><text:span text:style-name="T7">Михайлівка;</text:span></text:p>
          </text:list-item>
          <text:list-item>
            <text:p text:style-name="P5" loext:marker-style-name="T9"><text:span text:style-name="T9">Медичний</text:span><text:span text:style-name="T12"> </text:span><text:span text:style-name="T9">пункт</text:span><text:span text:style-name="T10"> </text:span><text:span text:style-name="T9">тимчасового</text:span><text:span text:style-name="T4"> </text:span><text:span text:style-name="T9">базування</text:span><text:span text:style-name="T4"> </text:span><text:span text:style-name="T9">с. Загірці.</text:span><text:span text:style-name="T14"> </text:span><text:span text:style-name="T9">Відповідно до покладених на мене повноважень:</text:span></text:p>
            <text:list>
              <text:list-item>
                <text:p text:style-name="P6" loext:marker-style-name="T9"><text:span text:style-name="T9">сприяю жителям відповідних сіл у підготовці документів, що подаються до органів місцевого самоврядування та державної виконавчої влади;</text:span><text:span text:style-name="T9"/></text:p>
              </text:list-item>
              <text:list-item>
                <text:p text:style-name="P12" loext:marker-style-name="T9"><text:span text:style-name="T9">беру участь у підготовці проєкту бюджету територіальної громади в частині фінансування програм, що реалізуються на території відповідних сіл;</text:span><text:span text:style-name="T9"/></text:p>
              </text:list-item>
              <text:list-item>
                <text:p text:style-name="P6" loext:marker-style-name="T9"><text:span text:style-name="T9">вношу пропозиції до виконавчого комітету міської ради з питань діяльності на території відповідних сіл виконавчих органів міської ради, підприємств,</text:span><text:span text:style-name="T15"> </text:span><text:span text:style-name="T9">установ,</text:span><text:span text:style-name="T15"> </text:span><text:span text:style-name="T9">організацій комунальної форми власності</text:span><text:span text:style-name="T16"> </text:span><text:span text:style-name="T9">та</text:span><text:span text:style-name="T4"> </text:span><text:span text:style-name="T9">їх</text:span><text:span text:style-name="T15">ніх </text:span><text:span text:style-name="T9">посадових </text:span><text:span text:style-name="T7">осіб;</text:span></text:p>
              </text:list-item>
              <text:list-item>
                <text:p text:style-name="P7" loext:marker-style-name="T9"><text:span text:style-name="T9">беру участь у підготовці проєктів рішень міської ради щодо майна територіальної громади, розташованого на території відповідних сіл;</text:span><text:span text:style-name="T9"/></text:p>
              </text:list-item>
              <text:list-item>
                <text:p text:style-name="P8" loext:marker-style-name="T9"><text:span text:style-name="T9">беру участь у здійсненні контролю за використанням об’єктів комунальної власності, розташованих на території відповідних сіл;</text:span><text:span text:style-name="T9"/></text:p>
              </text:list-item>
              <text:list-item>
                <text:p text:style-name="P9" loext:marker-style-name="T9"><text:span text:style-name="T9">беру участь в організації виконання рішень міської ради, її виконавчого комітету, розпоряджень міського голови на території відповідних сіл та у здійсненні контролю за їхнім виконанням;</text:span><text:span text:style-name="T9"/></text:p>
              </text:list-item>
              <text:list-item>
                <text:p text:style-name="P10" loext:marker-style-name="T9"><text:span text:style-name="T9">беру участь у здійсненні контролю за станом</text:span><text:span text:style-name="T15"> </text:span><text:span text:style-name="T9">благоустрою у відповідних </text:span><text:span text:style-name="T7">селах;</text:span></text:p>
              </text:list-item>
              <text:list-item>
                <text:p text:style-name="P12" loext:marker-style-name="T9"><text:span text:style-name="T9">здійснюю контроль за станом довкілля, об’єктів інфраструктури, громадським правопорядком на території відповідних сіл;</text:span><text:span text:style-name="T9"/></text:p>
              </text:list-item>
              <text:list-item>
                <text:p text:style-name="P11" loext:marker-style-name="T9"><text:span text:style-name="T9">здійснюю обстеження, оцінку потреб, визначення шляхів вирішення основних проблем, беру участь у заходах, спрямованих на подолання складних життєвих</text:span><text:span text:style-name="T17"> </text:span><text:span text:style-name="T9">обставин</text:span><text:span text:style-name="T17"> </text:span><text:span text:style-name="T9">осіб,</text:span><text:span text:style-name="T18"> </text:span><text:span text:style-name="T9">які</text:span><text:span text:style-name="T19"> </text:span><text:span text:style-name="T9">опинилися</text:span><text:span text:style-name="T17"> </text:span><text:span text:style-name="T9">у</text:span><text:span text:style-name="T20"> </text:span><text:span text:style-name="T9">таких</text:span><text:span text:style-name="T18"> </text:span><text:span text:style-name="T9">обставинах та</text:span><text:span text:style-name="T17"> </text:span><text:span text:style-name="T9">які</text:span><text:span text:style-name="T19"> </text:span><text:span text:style-name="T9">проживають</text:span><text:span text:style-name="T19"> </text:span><text:span text:style-name="T9">на території відповідних сіл;</text:span></text:p>
              </text:list-item>
              <text:list-item>
                <text:p text:style-name="P13" loext:marker-style-name="T9"><text:span text:style-name="T9">вчиняю нотаріальні дії, передбачені</text:span><text:span text:style-name="T7"> </text:span><text:span text:style-name="T9">частиною першою</text:span><text:span text:style-name="T4"> </text:span><text:span text:style-name="T9">статті 37 Закону України «Про нотаріат» (в обсягах, що відповідають вимогам чинного </text:span><text:span text:style-name="T7">законодавства);</text:span></text:p>
              </text:list-item>
              <text:list-item>
                <text:p text:style-name="P14" loext:marker-style-name="T9"><text:span text:style-name="T9">здійснюю заходи із ведення погосподарського обліку на території відповідних сіл;</text:span><text:span text:style-name="T9"/></text:p>
              </text:list-item>
              <text:list-item>
                <text:p text:style-name="P14" loext:marker-style-name="T9"><text:span text:style-name="T9">забезпечую ведення персонально-первинного обліку призовників і </text:span><text:span text:style-name="T7">військовозобов’язаних;</text:span></text:p>
              </text:list-item>
            </text:list>
          </text:list-item>
        </text:list>
      </text:section>
      <text:list text:continue-numbering="true" text:style-name="WWNum2">
        <text:list-item>
          <text:list>
            <text:list-item>
              <text:p text:style-name="P15" loext:marker-style-name="T9"><text:span text:style-name="T9">надаю адміністративні послуги у випадках, передбачених рішеннями міської ради;</text:span><text:span text:style-name="T9"/></text:p>
            </text:list-item>
            <text:list-item>
              <text:p text:style-name="P16" loext:marker-style-name="T9"><text:span text:style-name="T9">надаю суб’єктам звернень, що мешкають на території відповідних сіл, вичерпну інформацію і консультації щодо порядку надання адміністративних </text:span><text:span text:style-name="T7">послуг;</text:span></text:p>
            </text:list-item>
            <text:list-item>
              <text:p text:style-name="P17" loext:marker-style-name="T9"><text:span text:style-name="T9">здійснюю</text:span><text:span text:style-name="T21"> </text:span><text:span text:style-name="T9">контроль</text:span><text:span text:style-name="T6"> </text:span><text:span text:style-name="T9">за</text:span><text:span text:style-name="T23"> </text:span><text:span text:style-name="T9">умовами</text:span><text:span text:style-name="T21"> </text:span><text:span text:style-name="T9">утримання</text:span><text:span text:style-name="T6"> </text:span><text:span text:style-name="T9">та</text:span><text:span text:style-name="T18"> </text:span><text:span text:style-name="T9">вихованням</text:span><text:span text:style-name="T19"> </text:span><text:span text:style-name="T9">дітей</text:span><text:span text:style-name="T21"> </text:span><text:span text:style-name="T9">у</text:span><text:span text:style-name="T19"> </text:span><text:span text:style-name="T9">сім’ях, які перебувають в складних життєвих обставинах, дітей-сиріт та дітей, позбавлених батьківського піклування;</text:span></text:p>
            </text:list-item>
            <text:list-item>
              <text:p text:style-name="P18" loext:marker-style-name="T9"><text:span text:style-name="T9">складаю акти обстеження житлово-побутових умов проживання, інші акти громадянам, які проживають на території відповідних сіл.</text:span><text:span text:style-name="T9"/></text:p>
            </text:list-item>
          </text:list>
        </text:list-item>
      </text:list>
      <text:p text:style-name="P28">Прийом жителів здійснюється у с. Загірці з 08:00 до 16:00 год у понеділок, вівторок, четвер і пʼятницю.</text:p>
      <text:p text:style-name="P32">За<text:span text:style-name="T39"> </text:span>звітний<text:span text:style-name="T40"> </text:span>період<text:span text:style-name="T41"> </text:span>зареєстровано<text:span text:style-name="T38"> </text:span>397<text:span text:style-name="T39"> </text:span>звернень<text:span text:style-name="T37"> </text:span>та<text:span text:style-name="T39"> </text:span>надано<text:span text:style-name="T38">:</text:span></text:p>
      <text:list text:style-name="WWNum1">
        <text:list-item>
          <text:p text:style-name="P3" loext:marker-style-name="T9"><text:span text:style-name="T9">8</text:span><text:span text:style-name="T10"> </text:span><text:span text:style-name="T9">–</text:span><text:span text:style-name="T7"> </text:span><text:span text:style-name="T9">послуг</text:span><text:span text:style-name="T7"> </text:span><text:span text:style-name="T9">реєстрації/зняття</text:span><text:span text:style-name="T7"> </text:span><text:span text:style-name="T9">з</text:span><text:span text:style-name="T15"> </text:span><text:span text:style-name="T9">реєстрації місця</text:span><text:span text:style-name="T15"> </text:span><text:span text:style-name="T7">проживання;</text:span></text:p>
        </text:list-item>
        <text:list-item>
          <text:p text:style-name="P4" loext:marker-style-name="T9"><text:span text:style-name="T9">33</text:span><text:span text:style-name="T24"> </text:span><text:span text:style-name="T9">–</text:span><text:span text:style-name="T7"> </text:span><text:span text:style-name="T9">послуги</text:span><text:span text:style-name="T7"> </text:span><text:span text:style-name="T9">землевпорядкування</text:span><text:span text:style-name="T15"> </text:span><text:span text:style-name="T9">та</text:span><text:span text:style-name="T15"> </text:span><text:span text:style-name="T7">архітектури;</text:span></text:p>
        </text:list-item>
        <text:list-item>
          <text:p text:style-name="P19" loext:marker-style-name="T9"><text:span text:style-name="T9">19 – нотаріальних дій, зокрема засвідчення копій (фотокопій),</text:span><text:span text:style-name="T15"> </text:span><text:span text:style-name="T9">складання заповіту та довіреності;</text:span></text:p>
        </text:list-item>
        <text:list-item>
          <text:p text:style-name="P20" loext:marker-style-name="T9"><text:span text:style-name="T9">50</text:span><text:span text:style-name="T15"> </text:span><text:span text:style-name="T9">–</text:span><text:span text:style-name="T15"> </text:span><text:span text:style-name="T9">послуг</text:span><text:span text:style-name="T7"> </text:span><text:span text:style-name="T9">соціального </text:span><text:span text:style-name="T7">характеру;</text:span></text:p>
        </text:list-item>
        <text:list-item>
          <text:p text:style-name="P21" loext:marker-style-name="T9"><text:span text:style-name="T9">213 – видано витягів про зареєстрованих у приміщеннях/будинку осіб, довідок-характеристик, довідок про реєстрацію місця проживання;</text:span><text:span text:style-name="T9"/></text:p>
        </text:list-item>
        <text:list-item>
          <text:p text:style-name="P22" loext:marker-style-name="T9"><text:span text:style-name="T9">74 – послуги, спрямовані на коригування адреси домогосподарств, надання одноразових матеріальних допомог при народженні дитини, малозабезпеченим сімʼям, одиноким матерям та ін.</text:span><text:span text:style-name="T9"/></text:p>
        </text:list-item>
      </text:list>
      <text:p text:style-name="P33">Протягом<text:span text:style-name="T42"> </text:span>2025<text:span text:style-name="T37"> </text:span>року<text:span text:style-name="T37"> </text:span>на<text:span text:style-name="T37"> </text:span>території<text:span text:style-name="T43"> </text:span>сіл<text:span text:style-name="T41"> </text:span>округу<text:span text:style-name="T37"> </text:span>виконано<text:span text:style-name="T37"> </text:span>такі<text:span text:style-name="T43"> </text:span><text:span text:style-name="T38">заходи.</text:span></text:p>
      <text:p text:style-name="P26">З метою створення безпечного та комфортного проїзду в селах Загірці та Михайлівка закуплено щебінь для підсипання доріг комунальної власності за кошти бюджету громади 158, 86 тонн на суму 70, 677 грн.</text:p>
      <text:p text:style-name="P29">Підтримувався належний санітарний стан на території старостинського округу, проводились заходи з обкошування трави, вирубки сухих дерев, чагарників,<text:span text:style-name="T38"> </text:span>зачищення<text:span text:style-name="T39"> </text:span>придорожніх<text:span text:style-name="T36"> </text:span>зон<text:span text:style-name="T42"> </text:span>завдовжки<text:span text:style-name="T40"> </text:span>1000<text:span text:style-name="T40"> </text:span>м<text:span text:style-name="T28"> </text:span>між<text:span text:style-name="T29"> </text:span>селами<text:span text:style-name="T42"> </text:span>Загірці та Михайлівка, здійснювався благоустрій території кладовища, у належному стані підтримувалась братська могила, розташована на вул. Незалежності, пам’ятник загиблим у війні, що розташований на вул. Шкільна с. Загірці.</text:p>
      <text:p text:style-name="P30">За період повномасштабного вторгнення жителі сіл Загірці та Михайлівка продовжують брати активну участь у волонтерській діяльності: випікають печиво,<text:span text:style-name="T36"> </text:span>пиріжки,<text:span text:style-name="T29"> </text:span>хліб,<text:span text:style-name="T35"> </text:span>а<text:span text:style-name="T33"> </text:span>також<text:span text:style-name="T29"> </text:span>здійснюють<text:span text:style-name="T29"> </text:span>грошові<text:span text:style-name="T28"> </text:span>пожертвування<text:span text:style-name="T32"> </text:span>для<text:span text:style-name="T32"> </text:span>Збройних<text:span text:style-name="T33"> </text:span>сил України та осіб, які постраждали від війни.</text:p>
      <text:p text:style-name="P34">За поточний 2025 рік висловлюю вдячність виконавчому апарату Лановецької міської<text:span text:style-name="T44"> </text:span>ради,<text:span text:style-name="T45"> </text:span>виконавчому<text:span text:style-name="T30"> </text:span>комітету,<text:span text:style-name="T45"> </text:span>депутатського<text:span text:style-name="T44"> </text:span>корпусу,<text:span text:style-name="T30"> </text:span>а<text:span text:style-name="T45"> </text:span>також<text:span text:style-name="T45"> </text:span>жителям<text:span text:style-name="T30"> </text:span>сіл округу та орендарям за швидке реагування та вирішення нагальних питань.</text:p>
      <text:p text:style-name="P31">Звітуючи<text:span text:style-name="T30"> </text:span>сьогодні<text:span text:style-name="T44"> </text:span>перед<text:span text:style-name="T30"> </text:span>вами,<text:span text:style-name="T44"> </text:span>сподіваюсь<text:span text:style-name="T30"> </text:span>на<text:span text:style-name="T44"> </text:span>те,<text:span text:style-name="T30"> </text:span>що<text:span text:style-name="T44"> </text:span>під час<text:span text:style-name="T44"> </text:span>обговорення<text:span text:style-name="T30"> </text:span>звіту ви об’єктивно оціните роботу старости, внесете конкретні пропозиції щодо вдосконалення діяльності надалі.</text:p>
      <text:p text:style-name="P35"/>
      <text:p text:style-name="P24" loext:marker-style-name="T1"><text:span text:style-name="T8">Староста</text:span><text:span text:style-name="T1"><text:tab/>Андрій</text:span><text:span text:style-name="T22"> </text:span><text:span text:style-name="T8">МАТЕВОЩУ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49cm" fo:text-align="justify" style:justify-single-word="false" fo:text-indent="0.997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0.249cm" fo:margin-right="0.252cm" fo:text-align="justify" style:justify-single-word="false" fo:text-indent="0.997cm" style:auto-text-indent="fals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normal" fo:language="uk" fo:country="UA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uk" fo:country="UA" style:language-asian="en" style:country-asian="US" style:language-complex="ar" style:country-complex="SA"/>
    </style:style>
    <style:style style:name="ListLabel_20_3" style:display-name="ListLabel 3" style:family="text">
      <style:text-properties fo:language="uk" fo:country="UA" style:language-asian="en" style:country-asian="US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uk" fo:country="UA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fo:letter-spacing="normal" fo:language="uk" fo:country="UA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538cm" fo:margin-left="1.78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3.36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4.93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6.50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8.07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9.64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11.21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12.78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14.35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538cm" fo:margin-left="0.249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fo:text-indent="-0.538cm" fo:margin-left="0.249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3.697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5.42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7.14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8.87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10.597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12.32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38cm" fo:margin-left="14.0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82cm" fo:margin-bottom="0.494cm" fo:margin-left="2.75cm" fo:margin-right="0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82cm" fo:margin-bottom="0.494cm" fo:margin-left="2.75cm" fo:margin-right="0.75cm" style:writing-mode="lr-tb" style:layout-grid-color="#c0c0c0" style:layout-grid-lines="283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r-WK11</meta:initial-creator>
    <dc:creator>Вікторія Хом'як</dc:creator>
    <meta:editing-cycles>4</meta:editing-cycles>
    <meta:creation-date>2026-02-03T13:27:00</meta:creation-date>
    <dc:date>2026-02-03T13:28:00</dc:date>
    <meta:editing-duration>PT1M</meta:editing-duration>
    <meta:generator>LibreOffice/24.2.4.2$Linux_X86_64 LibreOffice_project/51a6219feb6075d9a4c46691dcfe0cd9c4fff3c2</meta:generator>
    <meta:document-statistic meta:table-count="0" meta:image-count="0" meta:object-count="0" meta:page-count="2" meta:paragraph-count="38" meta:word-count="722" meta:character-count="5438" meta:non-whitespace-character-count="4769"/>
    <meta:user-defined meta:name="AppVersion">16.0000</meta:user-defined>
    <meta:user-defined meta:name="Created" meta:value-type="date">2026-02-02T00:00:00</meta:user-defined>
    <meta:user-defined meta:name="Creator">Microsoft Word</meta:user-defined>
    <meta:user-defined meta:name="LastSaved" meta:value-type="date">2026-02-02T00:00:00</meta:user-defined>
    <meta:template xlink:type="simple" xlink:actuate="onRequest" xlink:title="Normal.dotm" xlink:href=""/>
  </office:meta>
</office:document-meta>
</file>